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Bradley Hand" svg:font-family="'Bradley Hand'" style:font-pitch="variable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Courier New2" fo:font-size="14pt" officeooo:rsid="002e675c" officeooo:paragraph-rsid="002e675c" style:font-size-asian="14pt" style:font-size-complex="14pt"/>
    </style:style>
    <style:style style:name="P2" style:family="paragraph" style:parent-style-name="Heading_20_1" style:master-page-name="Right_20_Page">
      <style:paragraph-properties fo:margin-top="0cm" fo:margin-bottom="0cm" loext:contextual-spacing="false" style:page-number="auto"/>
      <style:text-properties style:font-name="Courier New2" fo:font-size="14pt" officeooo:rsid="002e675c" officeooo:paragraph-rsid="002e675c" style:font-size-asian="14pt" style:font-size-complex="14pt"/>
    </style:style>
    <style:style style:name="P3" style:family="paragraph" style:parent-style-name="Heading_20_3">
      <style:text-properties style:font-name="Courier New2" fo:font-size="14pt" style:font-size-asian="14pt" style:font-size-complex="14pt"/>
    </style:style>
    <style:style style:name="P4" style:family="paragraph" style:parent-style-name="Heading_20_2">
      <style:text-properties style:font-name="Courier New2" fo:font-size="14pt" style:font-size-asian="14pt" style:font-size-complex="14pt"/>
    </style:style>
    <style:style style:name="T1" style:family="text">
      <style:text-properties officeooo:rsid="003030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eauty and the Beast</text:h>
      <text:p text:style-name="P4">(Celine Dion)</text:p>
      <text:p text:style-name="P3">[Verse 1]</text:p>
      <text:p text:style-name="P1">G <text:s text:c="13"/>C <text:s text:c="4"/>G <text:s text:c="13"/>D</text:p>
      <text:p text:style-name="P1">Tale as old as time, true as it can be,</text:p>
      <text:p text:style-name="P1">G <text:s text:c="13"/><text:span text:style-name="T1">B</text:span>m <text:s text:c="17"/>C <text:s text:c="15"/>D</text:p>
      <text:p text:style-name="P1">Barely even friends, then somebody bends, unexpectedly</text:p>
      <text:p text:style-name="P3">[Verse 2]</text:p>
      <text:p text:style-name="P1">G <text:s text:c="17"/>C <text:s/>G <text:s text:c="15"/>D</text:p>
      <text:p text:style-name="P1">Just a little change, small to say the least</text:p>
      <text:p text:style-name="P1"><text:s text:c="18"/>Em <text:s text:c="20"/>C</text:p>
      <text:p text:style-name="P1">Both a little scared, neither one prepared,</text:p>
      <text:p text:style-name="P1">D <text:s text:c="17"/>G</text:p>
      <text:p text:style-name="P1">Beauty and the Beast</text:p>
      <text:p text:style-name="P3">[Bridge]</text:p>
      <text:p text:style-name="P1"><text:s text:c="16"/>Bm C <text:s text:c="16"/>Bm C</text:p>
      <text:p text:style-name="P1">Ever just the same, <text:s/>Ever a surprise</text:p>
      <text:p text:style-name="P1"><text:s text:c="13"/>Bm <text:s text:c="16"/>Em</text:p>
      <text:p text:style-name="P1">Ever as before, Ever just as sure, </text:p>
      <text:p text:style-name="P1"><text:s text:c="18"/>F <text:s text:c="2"/>D </text:p>
      <text:p text:style-name="P1">As the sun will rise</text:p>
      <text:p text:style-name="P3">[Verse 3]</text:p>
      <text:p text:style-name="P1">G <text:s text:c="15"/>C <text:s text:c="2"/>G <text:s text:c="13"/>D</text:p>
      <text:p text:style-name="P1">Tale as old as time, tune as old as song</text:p>
      <text:p text:style-name="P1">G <text:s text:c="18"/>Bm <text:s text:c="23"/>C</text:p>
      <text:p text:style-name="P1">Bittersweet and strange, finding you can change</text:p>
      <text:p text:style-name="P1"><text:s text:c="23"/>D</text:p>
      <text:p text:style-name="P1">Learning you were wrong</text:p>
      <text:p text:style-name="P3">[Verse 4]</text:p>
      <text:p text:style-name="P1">G <text:s text:c="15"/>C <text:s/>G <text:s text:c="16"/>D</text:p>
      <text:p text:style-name="P1">Certain as the sun, Rising in the east</text:p>
      <text:p text:style-name="P1"><text:s text:c="18"/>Em <text:s text:c="19"/>C</text:p>
      <text:p text:style-name="P1">Tale as old as time, song as old as rhyme</text:p>
      <text:p text:style-name="P1">D <text:s text:c="17"/>G</text:p>
      <text:p text:style-name="P1">Beauty and the Beast</text:p>
      <text:p text:style-name="P1"><text:s text:c="18"/>Em <text:s text:c="19"/>C</text:p>
      <text:p text:style-name="P1">Tale as old as time, song as old as rhyme</text:p>
      <text:p text:style-name="P1">D <text:s text:c="17"/>G</text:p>
      <text:p text:style-name="P1">Beauty and the Be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pitch="fixed"/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Bradley Hand" svg:font-family="'Bradley Hand'" style:font-pitch="variable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8M52S</meta:editing-duration>
    <meta:editing-cycles>35</meta:editing-cycles>
    <meta:generator>LibreOffice/5.2.7.2$Linux_X86_64 LibreOffice_project/20m0$Build-2</meta:generator>
    <dc:title>Lyrics + Chords</dc:title>
    <dc:date>2018-04-25T18:54:24.216318686</dc:date>
    <meta:document-statistic meta:table-count="0" meta:image-count="0" meta:object-count="0" meta:page-count="1" meta:paragraph-count="39" meta:word-count="172" meta:character-count="1198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